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43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44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45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46" style:family="paragraph" style:parent-style-name="Heading_20_1" style:list-style-name="WWNum7"/>
    <style:style style:name="P47" style:family="paragraph" style:parent-style-name="Heading_20_1" style:list-style-name="WWNum7">
      <style:paragraph-properties fo:break-before="auto" fo:break-after="auto"/>
    </style:style>
    <style:style style:name="P4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bookmark text:name="_aczyuw2yex2w"/><text:span text:style-name="T1">Aplicaciones Ofimáticas (Office Applications)</text:span><text:span text:style-name="T2"><text:line-break/></text:span><text:span text:style-name="T3">UD 05. Actividades evaluables 01</text:span></text:p>
      <text:p text:style-name="P1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3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Octu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8">1. Fecha de entrega</text:span></text:a><text:span text:style-name="T18"><text:tab/>3</text:span></text:p>
          <text:p text:style-name="P14"><text:a xlink:type="simple" xlink:href="#_9maybllx2a09" text:style-name="Index_20_Link" text:visited-style-name="Index_20_Link"><text:span text:style-name="T18">2. Observaciones previas a la realización de tareas evaluables</text:span></text:a><text:span text:style-name="T18"><text:tab/>3</text:span></text:p>
          <text:p text:style-name="P14"><text:a xlink:type="simple" xlink:href="#_a2aug6xu8ilu" text:style-name="Index_20_Link" text:visited-style-name="Index_20_Link"><text:span text:style-name="T18">3. Actividad 01</text:span></text:a><text:span text:style-name="T18"><text:tab/>3</text:span></text:p>
          <text:p text:style-name="P14"><text:a xlink:type="simple" xlink:href="#_35op057qha0x" text:style-name="Index_20_Link" text:visited-style-name="Index_20_Link"><text:span text:style-name="T18">4. Actividad 02</text:span></text:a><text:span text:style-name="T18"><text:tab/>4</text:span></text:p>
          <text:p text:style-name="P14"><text:a xlink:type="simple" xlink:href="#_z7gej7nf2tc2" text:style-name="Index_20_Link" text:visited-style-name="Index_20_Link"><text:span text:style-name="T18">5. Actividad 03 (English)</text:span></text:a><text:span text:style-name="T18"><text:tab/>5</text:span></text:p>
          <text:p text:style-name="P15"><text:a xlink:type="simple" xlink:href="#_i1n29gou6z38" text:style-name="Index_20_Link" text:visited-style-name="Index_20_Link"><text:span text:style-name="T18">6. Actividad 04</text:span></text:a><text:span text:style-name="T18"><text:tab/>5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20"><text:span text:style-name="T15">UD05. Actividades evaluables 01</text:span></text:p>
      <text:list xml:id="list1495631947" text:style-name="WWNum7">
        <text:list-item>
          <text:p text:style-name="P47"><text:bookmark text:name="_dbh0n1vac4c8"/>Fecha de entrega</text:p>
        </text:list-item>
      </text:list>
      <text:p text:style-name="Standard"><text:span text:style-name="T10">Fecha límite de entrega: </text:span><text:span text:style-name="T19">Jueves 3 de noviem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30424938530899" text:continue-numbering="true" text:style-name="WWNum7">
        <text:list-item>
          <text:p text:style-name="P47"><text:bookmark text:name="_9maybllx2a09"/><text:soft-page-break/>Observaciones previas a la realización de tareas evaluables</text:p>
        </text:list-item>
      </text:list>
      <text:list xml:id="list3484311326" text:style-name="WWNum3">
        <text:list-item>
          <text:p text:style-name="P25">Salvo excepciones que lo indique en cada actividad, deberás generar un único documento para todo el boletín y en ese documento incluir la respuesta a cada actividad.</text:p>
        </text:list-item>
      </text:list>
      <text:list xml:id="list3284812623" text:style-name="WWNum1">
        <text:list-item>
          <text:list>
            <text:list-item>
              <text:p text:style-name="P42">Si para la entrega se requiere entregar varios ficheros, entrégalos comprimido en un único fichero con extensión “.zip”.</text:p>
            </text:list-item>
          </text:list>
        </text:list-item>
      </text:list>
      <text:list xml:id="list130425006356656" text:continue-list="list3484311326" text:style-name="WWNum3">
        <text:list-item>
          <text:p text:style-name="P31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43">El índice solo será necesario si el documento (sin contar portada) ocupa más de una página y tiene más de un apartado. </text:p>
            </text:list-item>
          </text:list>
        </text:list-item>
        <text:list-item>
          <text:p text:style-name="P37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130423334360385" text:continue-list="list130424938530899" text:style-name="WWNum7">
        <text:list-item>
          <text:p text:style-name="P46"><text:bookmark text:name="_a2aug6xu8ilu"/>Actividad 01</text:p>
        </text:list-item>
      </text:list>
      <text:p text:style-name="Standard">Realiza un documento con Microsoft Word 365 que muestre un ejemplo de uso de elementos de Microsoft Word 365, seguidos de uno o dos párrafos explicándolos. Pueden ayudarte para esta tarea tanto los tutoriales recomendados de la unidad como los trucos de TikTok proporcionados.</text:p>
      <text:p text:style-name="Standard">Los elementos son:</text:p>
      <text:list xml:id="list627867609" text:style-name="WWNum6">
        <text:list-item>
          <text:p text:style-name="P26">Viñetas de los tipos puntos y numeradas. Estas viñetas deben incluir subniveles.</text:p>
        </text:list-item>
        <text:list-item>
          <text:p text:style-name="P32">Cursiva.</text:p>
        </text:list-item>
        <text:list-item>
          <text:p text:style-name="P32">Negrita/Subrayado/Tachado.</text:p>
        </text:list-item>
        <text:list-item>
          <text:p text:style-name="P32">Enlaces.</text:p>
        </text:list-item>
        <text:list-item>
          <text:p text:style-name="P32">Sangría.</text:p>
        </text:list-item>
        <text:list-item>
          <text:p text:style-name="P32">Sombreado</text:p>
        </text:list-item>
        <text:list-item>
          <text:p text:style-name="P32">Imágenes.</text:p>
        </text:list-item>
        <text:list-item>
          <text:p text:style-name="P32">Cuadros de Texto.</text:p>
        </text:list-item>
        <text:list-item>
          <text:p text:style-name="P32">Alineado el texto del título de forma “centrada”.</text:p>
        </text:list-item>
        <text:list-item>
          <text:p text:style-name="P32">Alineado el texto de los contenidos de forma “justificada”.</text:p>
        </text:list-item>
        <text:list-item>
          <text:p text:style-name="P32">Estilos.</text:p>
        </text:list-item>
        <text:list-item>
          <text:p text:style-name="P32">Encabezado.</text:p>
        </text:list-item>
        <text:list-item>
          <text:p text:style-name="P32">Pie de página.</text:p>
        </text:list-item>
        <text:list-item>
          <text:p text:style-name="P38">Números de página.</text:p>
        </text:list-item>
      </text:list>
      <text:p text:style-name="P11"><text:span text:style-name="T9"><text:s/>📕 </text:span><text:span text:style-name="T10">A entregar: <text:s/></text:span>entregar el documento generado y además enseñar en persona al profesorado el documento para que dé una calificación de apto.</text:p>
      <text:list xml:id="list130423271234215" text:continue-list="list130423334360385" text:style-name="WWNum7">
        <text:list-item>
          <text:p text:style-name="P46"><text:bookmark text:name="_35op057qha0x"/>Actividad 02</text:p>
        </text:list-item>
      </text:list>
      <text:p text:style-name="Standard"><text:soft-page-break/>Para esta actividad vamos a crear una revista digital utilizando Microsoft Word 365. Dejamos la temática libre siempre que sea algo legal, respetuoso con compañeros y con la gente en general.</text:p>
      <text:p text:style-name="Standard">No vamos a hacer la revista entera, solo las partes indicadas.</text:p>
      <text:p text:style-name="Standard">Para facilitar la creación, se adjunta en el aula virtual videos con trucos recopilados de TikTok que facilitan crear la revista.</text:p>
      <text:p text:style-name="Standard">Si no se te ocurre ninguna idea, te damos algunas:</text:p>
      <text:list xml:id="list3686078119" text:style-name="WWNum4">
        <text:list-item>
          <text:p text:style-name="P27">Revistas sobre algún deporte que te guste.</text:p>
        </text:list-item>
        <text:list-item>
          <text:p text:style-name="P33">Revista sobre videojuegos (o sobre algún videojuego en concreto).</text:p>
        </text:list-item>
        <text:list-item>
          <text:p text:style-name="P33">Revistas sobre comics/manga que te gusten.</text:p>
        </text:list-item>
        <text:list-item>
          <text:p text:style-name="P39">Revista sobre novedades tecnológicas o algún tutorial tecnológico.</text:p>
        </text:list-item>
      </text:list>
      <text:p text:style-name="Standard"/>
      <text:p text:style-name="Standard">La revista tendrá los siguientes elementos:</text:p>
      <text:list xml:id="list2020274101" text:style-name="WWNum2">
        <text:list-item>
          <text:p text:style-name="P28"><text:span text:style-name="T10">Portada</text:span>: debe ser bonita, atractiva y descriptiva. Debe contener el nombre de la revista, el nombre del autor y no contener número de página. Además, debe guardarse como plantilla de portada para poder reutilizarla.</text:p>
          <text:list>
            <text:list-item>
              <text:p text:style-name="P44">Te recomiendo usar <text:span text:style-name="T10">los trucos 01 y 02 de TikTok</text:span> para hacer la portada.</text:p>
            </text:list-item>
            <text:list-item>
              <text:p text:style-name="P44">Te recomiendo usar <text:span text:style-name="T10">el truco 03 de TikTok</text:span> para guardar la portada como “plantilla de portada.</text:p>
            </text:list-item>
          </text:list>
        </text:list-item>
        <text:list-item>
          <text:p text:style-name="P34"><text:span text:style-name="T10">Índice, encabezado y pie de página</text:span>: en la siguiente página a la portada se debe crear un índice automático de la revista. A partir de esta página, todas las páginas deben llevar encabezado y pie de página. Estos dos deben ser bonitos. En el encabezado debe estar el nombre del alumno y de la revista. En el pie de página simplemente el número de página.</text:p>
          <text:list>
            <text:list-item>
              <text:p text:style-name="P44">Te recomiendo <text:span text:style-name="T10">los trucos 04 y 05 de TikTok</text:span> para hacer el índice.</text:p>
            </text:list-item>
            <text:list-item>
              <text:p text:style-name="P44">Te recomiendo usar <text:span text:style-name="T10">los trucos 06, 07 y 08 de TikTok</text:span> para poner encabezado y pie de página.</text:p>
            </text:list-item>
          </text:list>
        </text:list-item>
        <text:list-item>
          <text:p text:style-name="P34"><text:span text:style-name="T10">Artículos de opinión: </text:span>la primera página de la revista en sí, debe contener mínimo dos artículos de opinión, cada uno (mínimo) a triple columna. Antes de comenzar, el artículo debe haber una imagen de quien es el autor del artículo de opinión y un texto que sea el título de artículo hecho de forma que resalte (jugando con tamaños, tipografía, negrita, etc.). El texto debe estar en alineación “Justificada”.</text:p>
          <text:list>
            <text:list-item>
              <text:p text:style-name="P44">¿No sabes como es un artículo de opinión a varias columnas? Prueba a hacer búsquedas en Google similares a “articulo opinión doble columna” para poder ver referencias de como debe quedar.</text:p>
            </text:list-item>
            <text:list-item>
              <text:p text:style-name="P44">Podéis inventarios el texto del artículo sacándolo de alguno que os guste o generándolo con webs tipo <text:a xlink:type="simple" xlink:href="https://www.blindtextgenerator.com/es" text:style-name="ListLabel_20_64" text:visited-style-name="ListLabel_20_64"><text:span text:style-name="T21">https://www.blindtextgenerator.com/es</text:span></text:a></text:p>
            </text:list-item>
            <text:list-item>
              <text:p text:style-name="P44">Te recomiendo<text:span text:style-name="T10"> los trucos 09 y 10 de TikTok </text:span>para crear el título.</text:p>
            </text:list-item>
            <text:list-item>
              <text:p text:style-name="P44">Te recomiendo <text:span text:style-name="T10">los trucos 11 y 12 de TikTok</text:span> para insertar la imagen.</text:p>
            </text:list-item>
            <text:list-item>
              <text:p text:style-name="P44">Te recomiendo <text:span text:style-name="T10">los trucos 13 y 14 de TikTok</text:span> para crear el texto multi-columna.</text:p>
            </text:list-item>
          </text:list>
        </text:list-item>
        <text:list-item>
          <text:p text:style-name="P34"><text:span text:style-name="T10">Noticia: </text:span>la segunda página puede ser una noticia. <text:span text:style-name="T10">Utiliza un estilo diferente al usado en los artículos de opinión. </text:span>Esta página debe tener imágenes, texto multi-columna y viñetas.</text:p>
          <text:list>
            <text:list-item>
              <text:p text:style-name="P44">Te recomiendo <text:span text:style-name="T10">los trucos 15, 16 y 17 de TikTok</text:span> para crear el texto multi-columna</text:p>
            </text:list-item>
          </text:list>
        </text:list-item>
        <text:list-item>
          <text:p text:style-name="P34"><text:span text:style-name="T10">Contraportada</text:span>: debe ser bonita, atractiva y descriptiva. No debe contener encabezado ni pie de página. Debe también tener el precio en código de barras y QR.</text:p>
          <text:list>
            <text:list-item>
              <text:p text:style-name="P45">Te recomiendo usar <text:span text:style-name="T10">los trucos 18 y 19 de TikTok</text:span> para el código de barras y QR.</text:p>
            </text:list-item>
          </text:list>
        </text:list-item>
      </text:list>
      <text:p text:style-name="P11"><text:soft-page-break/><text:span text:style-name="T9"><text:s/>📕 </text:span><text:span text:style-name="T10">A entregar: </text:span>documento con la revista.</text:p>
      <text:list xml:id="list130424532667083" text:continue-list="list130423271234215" text:style-name="WWNum7">
        <text:list-item>
          <text:p text:style-name="P46"><text:bookmark text:name="_z7gej7nf2tc2"/>Actividad 03 (English)</text:p>
        </text:list-item>
      </text:list>
      <text:p text:style-name="Standard">Realiza con Microsoft Word 365 una “Cheat Sheet” atractiva, en formato apaisado, resumiendo los elementos descritos en el apartado anterior e indicando qué <text:span text:style-name="T19">atajos de teclado</text:span> existen para los elementos indicando en la actividad anterior.<text:span text:style-name="T19"> La “Cheat Sheet” debe realizarse en inglés.</text:span></text:p>
      <text:p text:style-name="P11"><text:span text:style-name="T9"><text:s/>📕 </text:span><text:span text:style-name="T10">A entregar: </text:span>entregar el documento generado y además enseñar en persona al profesorado el documento para que dé una calificación de apto. Recuerda el formato apaisado y que es en inglés.</text:p>
      <text:list xml:id="list130424755852010" text:continue-numbering="true" text:style-name="WWNum7">
        <text:list-item>
          <text:p text:style-name="P46"><text:bookmark text:name="_i1n29gou6z38"/>Actividad 04</text:p>
        </text:list-item>
      </text:list>
      <text:p text:style-name="Standard">Realiza un documento con Microsoft Word 365 preparado como plantilla para realizar trabajos en el ciclo formativo, con textos de ejemplo de contenidos básicos.</text:p>
      <text:p text:style-name="Standard">La entrega debe tener:</text:p>
      <text:list xml:id="list2103514149" text:style-name="WWNum8">
        <text:list-item>
          <text:p text:style-name="P29">Portada bonita con nombre y fecha. Se debe guardar como plantilla de portada </text:p>
        </text:list-item>
        <text:list-item>
          <text:p text:style-name="P35">Número de unidad a la que pertenece el trabajo hecho con un campo (variable). Este número se mostrará en portada junto a la fecha.</text:p>
        </text:list-item>
        <text:list-item>
          <text:p text:style-name="P35">Índice generado a partir de estilos aplicados para puntos principales y sub puntos.</text:p>
        </text:list-item>
        <text:list-item>
          <text:p text:style-name="P35">Números de página a partir de la segunda página.</text:p>
        </text:list-item>
        <text:list-item>
          <text:p text:style-name="P35">Cabecera y pie de página a partir de la segunda página.</text:p>
        </text:list-item>
        <text:list-item>
          <text:p text:style-name="P35">Estilo específico para definir el texto normal.</text:p>
        </text:list-item>
        <text:list-item>
          <text:p text:style-name="P35">Estilo específico para definir los puntos principales.</text:p>
        </text:list-item>
        <text:list-item>
          <text:p text:style-name="P40">Estilo específico para definir los sub-puntos.</text:p>
        </text:list-item>
      </text:list>
      <text:p text:style-name="Standard">Además, en los ejemplos de contenido, se debe mostrar:</text:p>
      <text:list xml:id="list3478395150" text:style-name="WWNum5">
        <text:list-item>
          <text:p text:style-name="P30">Estilos anteriormente nombrados, aplicados a los ejemplos.</text:p>
        </text:list-item>
        <text:list-item>
          <text:p text:style-name="P36">Viñetas de los tipos puntos y numeradas. Estas viñetas deben incluir subniveles.</text:p>
        </text:list-item>
        <text:list-item>
          <text:p text:style-name="P36">Negrita.</text:p>
        </text:list-item>
        <text:list-item>
          <text:p text:style-name="P36">Cursiva.</text:p>
        </text:list-item>
        <text:list-item>
          <text:p text:style-name="P36">Subrayado.</text:p>
        </text:list-item>
        <text:list-item>
          <text:p text:style-name="P36">Tachado.</text:p>
        </text:list-item>
        <text:list-item>
          <text:p text:style-name="P36">Enlaces.</text:p>
        </text:list-item>
        <text:list-item>
          <text:p text:style-name="P36">Imágenes.</text:p>
        </text:list-item>
        <text:list-item>
          <text:p text:style-name="P36">Cuadros de Texto.</text:p>
        </text:list-item>
        <text:list-item>
          <text:p text:style-name="P36">Alineado el texto del título de forma “centrada”.</text:p>
        </text:list-item>
        <text:list-item>
          <text:p text:style-name="P41"><text:soft-page-break/>Alineado el texto de los contenidos de forma “justificada”.</text:p>
        </text:list-item>
      </text:list>
      <text:p text:style-name="P11"><text:span text:style-name="T9"><text:s/>📕 </text:span><text:span text:style-name="T10">A entregar: </text:span>entregar el documento generado y enseñar en persona al profesorado el documento generado para que dé una calificación de ap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4" style:display-name="ListLabel 6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5. Actividades evaluables 01</text:span></text:p>
      </style:header>
      <style:footer>
        <text:p text:style-name="MP4"><text:span text:style-name="MT1">Aplicaciones Ofimáticas (Office Applications)<text:tab/><text:tab/>UD05 - Página </text:span><text:page-number text:select-page="current">6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6" meta:paragraph-count="106" meta:word-count="1320" meta:character-count="7781" meta:non-whitespace-character-count="6613"/>
    <meta:generator>LibreOfficeDev/6.0.5.2$Linux_X86_64 LibreOffice_project/</meta:generator>
  </office:meta>
</office:document-meta>
</file>